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028" calcext:value-type="float">
            <text:p>2.19203</text:p>
          </table:table-cell>
          <table:table-cell office:value-type="float" office:value="2.47830175" calcext:value-type="float">
            <text:p>2.4783</text:p>
          </table:table-cell>
          <table:table-cell office:value-type="float" office:value="4.146273" calcext:value-type="float">
            <text:p>4.146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949" calcext:value-type="float">
            <text:p>2.23695</text:p>
          </table:table-cell>
          <table:table-cell office:value-type="float" office:value="2.39631275" calcext:value-type="float">
            <text:p>2.39631</text:p>
          </table:table-cell>
          <table:table-cell office:value-type="float" office:value="3.745311" calcext:value-type="float">
            <text:p>3.745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64635" calcext:value-type="float">
            <text:p>2.22646</text:p>
          </table:table-cell>
          <table:table-cell office:value-type="float" office:value="2.3866535" calcext:value-type="float">
            <text:p>2.38665</text:p>
          </table:table-cell>
          <table:table-cell office:value-type="float" office:value="3.579972" calcext:value-type="float">
            <text:p>3.579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40616666667" calcext:value-type="float">
            <text:p>2.22541</text:p>
          </table:table-cell>
          <table:table-cell office:value-type="float" office:value="2.37519741666667" calcext:value-type="float">
            <text:p>2.3752</text:p>
          </table:table-cell>
          <table:table-cell office:value-type="float" office:value="3.998986" calcext:value-type="float">
            <text:p>3.998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354" calcext:value-type="float">
            <text:p>2.19635</text:p>
          </table:table-cell>
          <table:table-cell office:value-type="float" office:value="2.36347608333333" calcext:value-type="float">
            <text:p>2.36348</text:p>
          </table:table-cell>
          <table:table-cell office:value-type="float" office:value="3.148786" calcext:value-type="float">
            <text:p>3.148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47" calcext:value-type="float">
            <text:p>2.1447</text:p>
          </table:table-cell>
          <table:table-cell office:value-type="float" office:value="2.34865916666667" calcext:value-type="float">
            <text:p>2.34866</text:p>
          </table:table-cell>
          <table:table-cell office:value-type="float" office:value="3.069539" calcext:value-type="float">
            <text:p>3.069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196283333333" calcext:value-type="float">
            <text:p>2.34196</text:p>
          </table:table-cell>
          <table:table-cell office:value-type="float" office:value="2.47178491666667" calcext:value-type="float">
            <text:p>2.47178</text:p>
          </table:table-cell>
          <table:table-cell office:value-type="float" office:value="4.968825" calcext:value-type="float">
            <text:p>4.96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39783333333" calcext:value-type="float">
            <text:p>2.2514</text:p>
          </table:table-cell>
          <table:table-cell office:value-type="float" office:value="2.32258283333333" calcext:value-type="float">
            <text:p>2.32258</text:p>
          </table:table-cell>
          <table:table-cell office:value-type="float" office:value="3.543713" calcext:value-type="float">
            <text:p>3.543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2392" calcext:value-type="float">
            <text:p>2.20239</text:p>
          </table:table-cell>
          <table:table-cell office:value-type="float" office:value="2.30261325" calcext:value-type="float">
            <text:p>2.30261</text:p>
          </table:table-cell>
          <table:table-cell office:value-type="float" office:value="3.241227" calcext:value-type="float">
            <text:p>3.241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374283333333" calcext:value-type="float">
            <text:p>2.19374</text:p>
          </table:table-cell>
          <table:table-cell office:value-type="float" office:value="2.28813783333333" calcext:value-type="float">
            <text:p>2.28814</text:p>
          </table:table-cell>
          <table:table-cell office:value-type="float" office:value="3.287291" calcext:value-type="float">
            <text:p>3.287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94008333333" calcext:value-type="float">
            <text:p>2.28694</text:p>
          </table:table-cell>
          <table:table-cell office:value-type="float" office:value="2.39268716666667" calcext:value-type="float">
            <text:p>2.39269</text:p>
          </table:table-cell>
          <table:table-cell office:value-type="float" office:value="4.142364" calcext:value-type="float">
            <text:p>4.142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67291666667" calcext:value-type="float">
            <text:p>2.27267</text:p>
          </table:table-cell>
          <table:table-cell office:value-type="float" office:value="2.3745075" calcext:value-type="float">
            <text:p>2.37451</text:p>
          </table:table-cell>
          <table:table-cell office:value-type="float" office:value="4.154111" calcext:value-type="float">
            <text:p>4.154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863" calcext:value-type="float">
            <text:p>2.17786</text:p>
          </table:table-cell>
          <table:table-cell office:value-type="float" office:value="2.270598" calcext:value-type="float">
            <text:p>2.2706</text:p>
          </table:table-cell>
          <table:table-cell office:value-type="float" office:value="3.180099" calcext:value-type="float">
            <text:p>3.18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778375" calcext:value-type="float">
            <text:p>2.26778</text:p>
          </table:table-cell>
          <table:table-cell office:value-type="float" office:value="2.42428083333333" calcext:value-type="float">
            <text:p>2.42428</text:p>
          </table:table-cell>
          <table:table-cell office:value-type="float" office:value="4.12552" calcext:value-type="float">
            <text:p>4.125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6975" calcext:value-type="float">
            <text:p>2.2667</text:p>
          </table:table-cell>
          <table:table-cell office:value-type="float" office:value="2.47695166666667" calcext:value-type="float">
            <text:p>2.47695</text:p>
          </table:table-cell>
          <table:table-cell office:value-type="float" office:value="4.191422" calcext:value-type="float">
            <text:p>4.19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495283333333" calcext:value-type="float">
            <text:p>2.26495</text:p>
          </table:table-cell>
          <table:table-cell office:value-type="float" office:value="2.37066075" calcext:value-type="float">
            <text:p>2.37066</text:p>
          </table:table-cell>
          <table:table-cell office:value-type="float" office:value="3.80368" calcext:value-type="float">
            <text:p>3.803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0795" calcext:value-type="float">
            <text:p>2.26208</text:p>
          </table:table-cell>
          <table:table-cell office:value-type="float" office:value="2.28712741666667" calcext:value-type="float">
            <text:p>2.28713</text:p>
          </table:table-cell>
          <table:table-cell office:value-type="float" office:value="3.467426" calcext:value-type="float">
            <text:p>3.467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77" calcext:value-type="float">
            <text:p>2.25977</text:p>
          </table:table-cell>
          <table:table-cell office:value-type="float" office:value="2.37223333333333" calcext:value-type="float">
            <text:p>2.37223</text:p>
          </table:table-cell>
          <table:table-cell office:value-type="float" office:value="4.025482" calcext:value-type="float">
            <text:p>4.025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31565" calcext:value-type="float">
            <text:p>2.25316</text:p>
          </table:table-cell>
          <table:table-cell office:value-type="float" office:value="2.37707608333333" calcext:value-type="float">
            <text:p>2.37708</text:p>
          </table:table-cell>
          <table:table-cell office:value-type="float" office:value="3.622387" calcext:value-type="float">
            <text:p>3.62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90533333333" calcext:value-type="float">
            <text:p>2.18191</text:p>
          </table:table-cell>
          <table:table-cell office:value-type="float" office:value="2.25277241666667" calcext:value-type="float">
            <text:p>2.25277</text:p>
          </table:table-cell>
          <table:table-cell office:value-type="float" office:value="3.052764" calcext:value-type="float">
            <text:p>3.052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1315" calcext:value-type="float">
            <text:p>2.25213</text:p>
          </table:table-cell>
          <table:table-cell office:value-type="float" office:value="2.32632566666667" calcext:value-type="float">
            <text:p>2.32633</text:p>
          </table:table-cell>
          <table:table-cell office:value-type="float" office:value="4.178678" calcext:value-type="float">
            <text:p>4.178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0985" calcext:value-type="float">
            <text:p>2.1861</text:p>
          </table:table-cell>
          <table:table-cell office:value-type="float" office:value="2.25181308333333" calcext:value-type="float">
            <text:p>2.25181</text:p>
          </table:table-cell>
          <table:table-cell office:value-type="float" office:value="3.531874" calcext:value-type="float">
            <text:p>3.531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42041666667" calcext:value-type="float">
            <text:p>2.24942</text:p>
          </table:table-cell>
          <table:table-cell office:value-type="float" office:value="2.30024208333333" calcext:value-type="float">
            <text:p>2.30024</text:p>
          </table:table-cell>
          <table:table-cell office:value-type="float" office:value="3.915429" calcext:value-type="float">
            <text:p>3.915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744941666667" calcext:value-type="float">
            <text:p>2.23745</text:p>
          </table:table-cell>
          <table:table-cell office:value-type="float" office:value="2.24658358333333" calcext:value-type="float">
            <text:p>2.24658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664225" calcext:value-type="float">
            <text:p>2.17664</text:p>
          </table:table-cell>
          <table:table-cell office:value-type="float" office:value="2.23570225" calcext:value-type="float">
            <text:p>2.2357</text:p>
          </table:table-cell>
          <table:table-cell office:value-type="float" office:value="3.420042" calcext:value-type="float">
            <text:p>3.420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310175" calcext:value-type="float">
            <text:p>2.2331</text:p>
          </table:table-cell>
          <table:table-cell office:value-type="float" office:value="2.35541258333333" calcext:value-type="float">
            <text:p>2.35541</text:p>
          </table:table-cell>
          <table:table-cell office:value-type="float" office:value="3.788362" calcext:value-type="float">
            <text:p>3.788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223358333333" calcext:value-type="float">
            <text:p>2.23223</text:p>
          </table:table-cell>
          <table:table-cell office:value-type="float" office:value="2.23334733333333" calcext:value-type="float">
            <text:p>2.23335</text:p>
          </table:table-cell>
          <table:table-cell office:value-type="float" office:value="3.007247" calcext:value-type="float">
            <text:p>3.007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07216666667" calcext:value-type="float">
            <text:p>2.23107</text:p>
          </table:table-cell>
          <table:table-cell office:value-type="float" office:value="2.39378091666667" calcext:value-type="float">
            <text:p>2.39378</text:p>
          </table:table-cell>
          <table:table-cell office:value-type="float" office:value="3.424678" calcext:value-type="float">
            <text:p>3.424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15791666667" calcext:value-type="float">
            <text:p>2.22616</text:p>
          </table:table-cell>
          <table:table-cell office:value-type="float" office:value="2.36681458333333" calcext:value-type="float">
            <text:p>2.36681</text:p>
          </table:table-cell>
          <table:table-cell office:value-type="float" office:value="4.106583" calcext:value-type="float">
            <text:p>4.106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83558333333" calcext:value-type="float">
            <text:p>2.22484</text:p>
          </table:table-cell>
          <table:table-cell office:value-type="float" office:value="2.39569433333333" calcext:value-type="float">
            <text:p>2.39569</text:p>
          </table:table-cell>
          <table:table-cell office:value-type="float" office:value="3.553022" calcext:value-type="float">
            <text:p>3.55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429191666667" calcext:value-type="float">
            <text:p>2.22429</text:p>
          </table:table-cell>
          <table:table-cell office:value-type="float" office:value="2.37954358333333" calcext:value-type="float">
            <text:p>2.37954</text:p>
          </table:table-cell>
          <table:table-cell office:value-type="float" office:value="3.914826" calcext:value-type="float">
            <text:p>3.914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76608333333" calcext:value-type="float">
            <text:p>2.21777</text:p>
          </table:table-cell>
          <table:table-cell office:value-type="float" office:value="2.33745066666667" calcext:value-type="float">
            <text:p>2.33745</text:p>
          </table:table-cell>
          <table:table-cell office:value-type="float" office:value="3.615855" calcext:value-type="float">
            <text:p>3.615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64905" calcext:value-type="float">
            <text:p>2.21649</text:p>
          </table:table-cell>
          <table:table-cell office:value-type="float" office:value="2.14784258333333" calcext:value-type="float">
            <text:p>2.14784</text:p>
          </table:table-cell>
          <table:table-cell office:value-type="float" office:value="2.953354" calcext:value-type="float">
            <text:p>2.953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56866666667" calcext:value-type="float">
            <text:p>2.21257</text:p>
          </table:table-cell>
          <table:table-cell office:value-type="float" office:value="2.12854116666667" calcext:value-type="float">
            <text:p>2.12854</text:p>
          </table:table-cell>
          <table:table-cell office:value-type="float" office:value="2.935465" calcext:value-type="float">
            <text:p>2.935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49233333333" calcext:value-type="float">
            <text:p>2.21149</text:p>
          </table:table-cell>
          <table:table-cell office:value-type="float" office:value="2.38598316666667" calcext:value-type="float">
            <text:p>2.38598</text:p>
          </table:table-cell>
          <table:table-cell office:value-type="float" office:value="3.819276" calcext:value-type="float">
            <text:p>3.819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57691666667" calcext:value-type="float">
            <text:p>2.20958</text:p>
          </table:table-cell>
          <table:table-cell office:value-type="float" office:value="2.31141316666667" calcext:value-type="float">
            <text:p>2.31141</text:p>
          </table:table-cell>
          <table:table-cell office:value-type="float" office:value="3.350143" calcext:value-type="float">
            <text:p>3.350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023" calcext:value-type="float">
            <text:p>2.20802</text:p>
          </table:table-cell>
          <table:table-cell office:value-type="float" office:value="2.2477805" calcext:value-type="float">
            <text:p>2.24778</text:p>
          </table:table-cell>
          <table:table-cell office:value-type="float" office:value="3.265362" calcext:value-type="float">
            <text:p>3.265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7675" calcext:value-type="float">
            <text:p>2.20777</text:p>
          </table:table-cell>
          <table:table-cell office:value-type="float" office:value="2.38223333333333" calcext:value-type="float">
            <text:p>2.38223</text:p>
          </table:table-cell>
          <table:table-cell office:value-type="float" office:value="3.289708" calcext:value-type="float">
            <text:p>3.28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9645" calcext:value-type="float">
            <text:p>2.20596</text:p>
          </table:table-cell>
          <table:table-cell office:value-type="float" office:value="2.31946533333333" calcext:value-type="float">
            <text:p>2.31947</text:p>
          </table:table-cell>
          <table:table-cell office:value-type="float" office:value="3.021703" calcext:value-type="float">
            <text:p>3.02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5589" calcext:value-type="float">
            <text:p>2.20559</text:p>
          </table:table-cell>
          <table:table-cell office:value-type="float" office:value="2.33809983333333" calcext:value-type="float">
            <text:p>2.3381</text:p>
          </table:table-cell>
          <table:table-cell office:value-type="float" office:value="3.16894" calcext:value-type="float">
            <text:p>3.16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0838" calcext:value-type="float">
            <text:p>2.20084</text:p>
          </table:table-cell>
          <table:table-cell office:value-type="float" office:value="2.29842841666667" calcext:value-type="float">
            <text:p>2.29843</text:p>
          </table:table-cell>
          <table:table-cell office:value-type="float" office:value="3.482324" calcext:value-type="float">
            <text:p>3.482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38983333333" calcext:value-type="float">
            <text:p>2.20039</text:p>
          </table:table-cell>
          <table:table-cell office:value-type="float" office:value="2.18224775" calcext:value-type="float">
            <text:p>2.18225</text:p>
          </table:table-cell>
          <table:table-cell office:value-type="float" office:value="3.076012" calcext:value-type="float">
            <text:p>3.076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22241666667" calcext:value-type="float">
            <text:p>2.20022</text:p>
          </table:table-cell>
          <table:table-cell office:value-type="float" office:value="2.327772" calcext:value-type="float">
            <text:p>2.32777</text:p>
          </table:table-cell>
          <table:table-cell office:value-type="float" office:value="3.461486" calcext:value-type="float">
            <text:p>3.461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48825" calcext:value-type="float">
            <text:p>2.19949</text:p>
          </table:table-cell>
          <table:table-cell office:value-type="float" office:value="2.28208825" calcext:value-type="float">
            <text:p>2.28209</text:p>
          </table:table-cell>
          <table:table-cell office:value-type="float" office:value="3.386568" calcext:value-type="float">
            <text:p>3.386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32875" calcext:value-type="float">
            <text:p>2.19933</text:p>
          </table:table-cell>
          <table:table-cell office:value-type="float" office:value="2.30987625" calcext:value-type="float">
            <text:p>2.30988</text:p>
          </table:table-cell>
          <table:table-cell office:value-type="float" office:value="3.373338" calcext:value-type="float">
            <text:p>3.373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37241666667" calcext:value-type="float">
            <text:p>2.19737</text:p>
          </table:table-cell>
          <table:table-cell office:value-type="float" office:value="2.29553283333333" calcext:value-type="float">
            <text:p>2.29553</text:p>
          </table:table-cell>
          <table:table-cell office:value-type="float" office:value="3.303312" calcext:value-type="float">
            <text:p>3.303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949775" calcext:value-type="float">
            <text:p>2.1895</text:p>
          </table:table-cell>
          <table:table-cell office:value-type="float" office:value="2.20305025" calcext:value-type="float">
            <text:p>2.20305</text:p>
          </table:table-cell>
          <table:table-cell office:value-type="float" office:value="3.147048" calcext:value-type="float">
            <text:p>3.147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7565" calcext:value-type="float">
            <text:p>2.14476</text:p>
          </table:table-cell>
          <table:table-cell office:value-type="float" office:value="2.18905483333333" calcext:value-type="float">
            <text:p>2.18905</text:p>
          </table:table-cell>
          <table:table-cell office:value-type="float" office:value="2.605438" calcext:value-type="float">
            <text:p>2.605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02075" calcext:value-type="float">
            <text:p>2.18802</text:p>
          </table:table-cell>
          <table:table-cell office:value-type="float" office:value="2.25809825" calcext:value-type="float">
            <text:p>2.2581</text:p>
          </table:table-cell>
          <table:table-cell office:value-type="float" office:value="3.550704" calcext:value-type="float">
            <text:p>3.5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92305" calcext:value-type="float">
            <text:p>2.17923</text:p>
          </table:table-cell>
          <table:table-cell office:value-type="float" office:value="2.28907091666667" calcext:value-type="float">
            <text:p>2.28907</text:p>
          </table:table-cell>
          <table:table-cell office:value-type="float" office:value="3.390374" calcext:value-type="float">
            <text:p>3.390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55191666667" calcext:value-type="float">
            <text:p>2.17855</text:p>
          </table:table-cell>
          <table:table-cell office:value-type="float" office:value="2.22618525" calcext:value-type="float">
            <text:p>2.22619</text:p>
          </table:table-cell>
          <table:table-cell office:value-type="float" office:value="3.40838" calcext:value-type="float">
            <text:p>3.408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801675" calcext:value-type="float">
            <text:p>2.17802</text:p>
          </table:table-cell>
          <table:table-cell office:value-type="float" office:value="2.26606758333333" calcext:value-type="float">
            <text:p>2.26607</text:p>
          </table:table-cell>
          <table:table-cell office:value-type="float" office:value="2.908564" calcext:value-type="float">
            <text:p>2.908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01241666667" calcext:value-type="float">
            <text:p>2.17201</text:p>
          </table:table-cell>
          <table:table-cell office:value-type="float" office:value="2.23035533333333" calcext:value-type="float">
            <text:p>2.23036</text:p>
          </table:table-cell>
          <table:table-cell office:value-type="float" office:value="3.034956" calcext:value-type="float">
            <text:p>3.034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65458333333" calcext:value-type="float">
            <text:p>2.16465</text:p>
          </table:table-cell>
          <table:table-cell office:value-type="float" office:value="2.15600458333333" calcext:value-type="float">
            <text:p>2.156</text:p>
          </table:table-cell>
          <table:table-cell office:value-type="float" office:value="3.108884" calcext:value-type="float">
            <text:p>3.108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351225" calcext:value-type="float">
            <text:p>2.16351</text:p>
          </table:table-cell>
          <table:table-cell office:value-type="float" office:value="2.324061" calcext:value-type="float">
            <text:p>2.32406</text:p>
          </table:table-cell>
          <table:table-cell office:value-type="float" office:value="3.031548" calcext:value-type="float">
            <text:p>3.031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7357" calcext:value-type="float">
            <text:p>2.14736</text:p>
          </table:table-cell>
          <table:table-cell office:value-type="float" office:value="2.12628533333333" calcext:value-type="float">
            <text:p>2.12629</text:p>
          </table:table-cell>
          <table:table-cell office:value-type="float" office:value="2.85373" calcext:value-type="float">
            <text:p>2.853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485408333333" calcext:value-type="float">
            <text:p>2.14485</text:p>
          </table:table-cell>
          <table:table-cell office:value-type="float" office:value="2.416187" calcext:value-type="float">
            <text:p>2.41619</text:p>
          </table:table-cell>
          <table:table-cell office:value-type="float" office:value="3.410368" calcext:value-type="float">
            <text:p>3.410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60175" calcext:value-type="float">
            <text:p>2.1436</text:p>
          </table:table-cell>
          <table:table-cell office:value-type="float" office:value="2.30194341666667" calcext:value-type="float">
            <text:p>2.30194</text:p>
          </table:table-cell>
          <table:table-cell office:value-type="float" office:value="3.150863" calcext:value-type="float">
            <text:p>3.150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77125" calcext:value-type="float">
            <text:p>2.13777</text:p>
          </table:table-cell>
          <table:table-cell office:value-type="float" office:value="2.35596833333333" calcext:value-type="float">
            <text:p>2.35597</text:p>
          </table:table-cell>
          <table:table-cell office:value-type="float" office:value="3.085459" calcext:value-type="float">
            <text:p>3.085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140183333333" calcext:value-type="float">
            <text:p>2.1614</text:p>
          </table:table-cell>
          <table:table-cell office:value-type="float" office:value="2.12987058333333" calcext:value-type="float">
            <text:p>2.12987</text:p>
          </table:table-cell>
          <table:table-cell office:value-type="float" office:value="2.676872" calcext:value-type="float">
            <text:p>2.676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5" calcext:value-type="float">
            <text:p>5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4:22.637511605</dc:date>
    <meta:document-statistic meta:table-count="1" meta:cell-count="4637" meta:object-count="0"/>
    <meta:generator>LibreOffice/4.2.8.2$Linux_X86_64 LibreOffice_project/420m0$Build-2</meta:generator>
  </office:meta>
</office:document-meta>
</file>